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2c262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60%" fo:orphans="2" fo:widows="2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60%" fo:orphans="2" fo:widows="2" fo:text-indent="0in" style:auto-text-indent="false"/>
      <style:text-properties fo:font-weight="bold" officeooo:rsid="0002c262" officeooo:paragraph-rsid="0002c262" style:font-weight-asian="bold" style:font-weight-complex="bold"/>
    </style:style>
    <style:style style:name="P5" style:family="paragraph" style:parent-style-name="Text_20_body" style:list-style-name="L2">
      <style:paragraph-properties fo:margin-left="0in" fo:margin-right="0in" fo:margin-top="0in" fo:margin-bottom="0in" loext:contextual-spacing="false" fo:line-height="160%" fo:orphans="2" fo:widows="2" fo:text-indent="0in" style:auto-text-indent="false" fo:padding="0in" fo:border="none"/>
    </style:style>
    <style:style style:name="P6" style:family="paragraph" style:parent-style-name="Text_20_body">
      <style:paragraph-properties fo:margin-left="0in" fo:margin-right="0in" fo:margin-top="0in" fo:margin-bottom="0.1665in" loext:contextual-spacing="false" fo:line-height="160%" fo:orphans="2" fo:widows="2" fo:text-indent="0in" style:auto-text-indent="false"/>
    </style:style>
    <style:style style:name="P7" style:family="paragraph" style:parent-style-name="Text_20_body">
      <style:paragraph-properties fo:margin-left="0in" fo:margin-right="0in" fo:margin-top="0.1665in" fo:margin-bottom="0.1665in" loext:contextual-spacing="false" fo:line-height="160%" fo:orphans="2" fo:widows="2" fo:text-indent="0in" style:auto-text-indent="false" fo:padding="0in" fo:border="none"/>
    </style:style>
    <style:style style:name="P8" style:family="paragraph" style:parent-style-name="Text_20_body" style:list-style-name="L2">
      <style:paragraph-properties fo:margin-left="0in" fo:margin-right="0in" fo:margin-top="0.1665in" fo:margin-bottom="0.1665in" loext:contextual-spacing="false" fo:line-height="160%" fo:orphans="2" fo:widows="2" fo:text-indent="0in" style:auto-text-indent="false" fo:padding="0in" fo:border="none"/>
    </style:style>
    <style:style style:name="P9" style:family="paragraph" style:parent-style-name="Text_20_body" style:list-style-name="L2">
      <style:paragraph-properties fo:margin-left="0in" fo:margin-right="0in" fo:margin-top="0.1665in" fo:margin-bottom="0.1665in" loext:contextual-spacing="false" fo:line-height="160%" fo:orphans="2" fo:widows="2" fo:text-indent="0in" style:auto-text-indent="false" fo:padding="0in" fo:border="none"/>
      <style:text-properties fo:font-variant="normal" fo:text-transform="none" fo:color="#4d4d4d" style:font-name="Roboto" fo:font-size="12pt" fo:letter-spacing="normal" fo:font-style="normal" fo:font-weight="normal" fo:background-color="#ffffff" loext:padding="0in" loext:border="none"/>
    </style:style>
    <style:style style:name="P10" style:family="paragraph" style:parent-style-name="Text_20_body">
      <style:paragraph-properties fo:margin-left="0in" fo:margin-right="0in" fo:margin-top="0.1665in" fo:margin-bottom="0.1665in" loext:contextual-spacing="false" fo:line-height="160%" fo:orphans="2" fo:widows="2" fo:text-indent="0in" style:auto-text-indent="false" fo:padding="0in" fo:border="none"/>
      <style:text-properties officeooo:rsid="0002c262" officeooo:paragraph-rsid="0002c262"/>
    </style:style>
    <style:style style:name="P11" style:family="paragraph" style:parent-style-name="Text_20_body" style:list-style-name="L1">
      <style:paragraph-properties fo:margin-top="0in" fo:margin-bottom="0.1665in" loext:contextual-spacing="false" fo:line-height="160%" fo:orphans="2" fo:widows="2" fo:padding="0in" fo:border="none"/>
    </style:style>
    <style:style style:name="T1" style:family="text">
      <style:text-properties fo:font-variant="normal" fo:text-transform="none" fo:color="#4d4d4d" style:font-name="Roboto" fo:font-size="12pt" fo:letter-spacing="normal" fo:font-style="normal" fo:font-weight="normal" fo:background-color="#ffffff" loext:char-shading-value="0" loext:padding="0in" loext:border="none"/>
    </style:style>
    <style:style style:name="T2" style:family="text">
      <style:text-properties fo:font-variant="normal" fo:text-transform="none" fo:color="#4d4d4d" style:font-name="Roboto" fo:font-size="12pt" fo:letter-spacing="normal" fo:font-style="normal" fo:font-weight="bold" fo:background-color="#ffffff" loext:char-shading-value="0" loext:padding="0in" loext:border="none"/>
    </style:style>
    <style:style style:name="T3" style:family="text">
      <style:text-properties fo:font-variant="normal" fo:text-transform="none" fo:color="#4d4d4d" style:font-name="Roboto" fo:font-size="12pt" fo:letter-spacing="normal" fo:font-style="normal" fo:background-color="#ffffff" loext:char-shading-value="0" loext:padding="0in" loext:border="none"/>
    </style:style>
    <style:style style:name="T4" style:family="text">
      <style:text-properties fo:font-variant="normal" fo:text-transform="none" fo:color="#4d4d4d" style:font-name="Consolas" fo:font-size="9.75pt" fo:letter-spacing="normal" fo:font-style="normal" fo:font-weight="normal" fo:background-color="#ffffff" loext:char-shading-value="0" loext:padding="0in" loext:border="non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Problem:</text:span></text:p>
      <text:p text:style-name="P2"><text:span text:style-name="T1"/></text:p>
      <text:p text:style-name="P2"><text:span text:style-name="T1">You are given a </text:span><text:span text:style-name="Source_20_Text"><text:span text:style-name="T4">chain</text:span></text:span><text:span text:style-name="T1"> of digits. The first element of the </text:span><text:span text:style-name="Source_20_Text"><text:span text:style-name="T4">chain</text:span></text:span><text:span text:style-name="T1"> is the initial </text:span><text:span text:style-name="Emphasis"><text:span text:style-name="T1">offset</text:span></text:span><text:span text:style-name="T1">. Your task is to calculate the total </text:span><text:span text:style-name="Emphasis"><text:span text:style-name="T1">offset</text:span></text:span><text:span text:style-name="T1">, where </text:span><text:span text:style-name="Emphasis"><text:span text:style-name="T1">offset</text:span></text:span><text:span text:style-name="T1"> is the sum of differences between two consecutive digits.</text:span></text:p>
      <text:p text:style-name="P6"><text:span text:style-name="Strong_20_Emphasis"><text:span text:style-name="T2">Example</text:span></text:span></text:p>
      <text:p text:style-name="P2"><text:span text:style-name="T1">For </text:span><text:span text:style-name="Source_20_Text"><text:span text:style-name="T4">chain = "14839"</text:span></text:span><text:span text:style-name="T1">, the output should be<text:line-break/></text:span><text:span text:style-name="Source_20_Text"><text:span text:style-name="T4">offsets(chain) = 6</text:span></text:span><text:span text:style-name="T1">.</text:span></text:p>
      <text:p text:style-name="P2"><text:span text:style-name="T1">The total </text:span><text:span text:style-name="Emphasis"><text:span text:style-name="T1">offset</text:span></text:span><text:span text:style-name="T1"> is calculated as follows:<text:line-break/></text:span><text:span text:style-name="Source_20_Text"><text:span text:style-name="T4">1 + ((8 - 4) + (3 - 8) + (9 - 3)) = 1 + (4 - 5 + 6) = 6</text:span></text:span><text:span text:style-name="T1">.</text:span></text:p>
      <text:p text:style-name="P6"><text:span text:style-name="Strong_20_Emphasis"><text:span text:style-name="T2">Input/Output</text:span></text:span></text:p>
      <text:list xml:id="list6356269446037373274" text:style-name="L1">
        <text:list-item>
          <text:p text:style-name="P11"><text:span text:style-name="Strong_20_Emphasis"><text:span text:style-name="T2">[time limit] 3000ms (java)</text:span></text:span></text:p>
        </text:list-item>
      </text:list>
      <text:list xml:id="list5107111236904802627" text:style-name="L2">
        <text:list-item>
          <text:p text:style-name="P8"><text:span text:style-name="Strong_20_Emphasis"><text:span text:style-name="T2">[input] string chain</text:span></text:span></text:p>
          <text:p text:style-name="P9">A string of digits.</text:p>
          <text:p text:style-name="P5"><text:span text:style-name="Emphasis"><text:span text:style-name="T1">Constraints:</text:span></text:span><text:span text:style-name="T1"><text:line-break/></text:span><text:span text:style-name="Source_20_Text"><text:span text:style-name="T4">5 ≤ chain.length ≤ 1000</text:span></text:span><text:span text:style-name="T1">.</text:span></text:p>
        </text:list-item>
        <text:list-item>
          <text:p text:style-name="P8"><text:span text:style-name="Strong_20_Emphasis"><text:span text:style-name="T2">[output] integer</text:span></text:span></text:p>
          <text:p text:style-name="P8"><text:span text:style-name="T1">The total </text:span><text:span text:style-name="Emphasis"><text:span text:style-name="T1">offset</text:span></text:span><text:span text:style-name="T1">.</text:span></text:p>
        </text:list-item>
      </text:list>
      <text:p text:style-name="P7"><text:span text:style-name="T1"/></text:p>
      <text:p text:style-name="P7"><text:span text:style-name="T1"/></text:p>
      <text:p text:style-name="P7"><text:span text:style-name="T1"/></text:p>
      <text:p text:style-name="P10"><text:soft-page-break/><text:span text:style-name="T1">Solution:</text:span></text:p>
      <text:p text:style-name="P10"><text:span text:style-name="T1">1.- Convert the first char of String “chain” to int , and add it to a result variable</text:span></text:p>
      <text:p text:style-name="P10"><text:span text:style-name="T1">2.- Iterate the chars of “chain” in reverse order from last to the third character of “chain”</text:span></text:p>
      <text:p text:style-name="P10"><text:span text:style-name="T1">For every iteration , convert charAt(i-1) and charAt(i) to int , <text:s/>calculate its difference , and add it to result</text:span></text:p>
      <text:p text:style-name="P10"><text:span text:style-name="T1">3.- return result</text:span>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11:12:15.499850105</meta:creation-date>
    <dc:date>2016-09-02T11:17:28.432531482</dc:date>
    <meta:editing-duration>PT5M13S</meta:editing-duration>
    <meta:editing-cycles>2</meta:editing-cycles>
    <meta:generator>LibreOffice/5.1.5.2$Linux_X86_64 LibreOffice_project/10$Build-2</meta:generator>
    <meta:document-statistic meta:table-count="0" meta:image-count="0" meta:object-count="0" meta:page-count="2" meta:paragraph-count="17" meta:word-count="167" meta:character-count="846" meta:non-whitespace-character-count="701"/>
  </office:meta>
</office:document-meta>
</file>